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289e" officeooo:paragraph-rsid="001428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hello-world<text:line-break/>Hello World repository for Git tutorial<text:line-break/>This is an example repository for the Git tutoial on https://www.w3schools.com<text:line-break/><text:line-break/>This repository is built step by step in the tutorial. </text:p>
      <text:p text:style-name="Standard"/>
      <text:p text:style-name="P1">Bert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9T15:11:54.288000000</meta:creation-date>
    <dc:date>2023-12-30T14:57:26.040000000</dc:date>
    <meta:editing-duration>PT1M44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" meta:word-count="30" meta:character-count="194" meta:non-whitespace-character-count="164"/>
  </office:meta>
</office:document-meta>
</file>